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2" table:style-name="ta1">
        <table:shapes>
          <draw:frame draw:z-index="0" draw:style-name="gr1" draw:text-style-name="P1" svg:width="6.2945in" svg:height="3.5457in" svg:x="7.0472in" svg:y="0.9677in">
            <draw:object draw:notify-on-update-of-ranges="mat_split_catboost_2.E1:mat_split_catboost_2.E1 mat_split_catboost_2.E2:mat_split_catboost_2.E5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]/[.B2]" office:value-type="float" office:value="0.777777777777778" calcext:value-type="float">
            <text:p>0.777777777777778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616394212279294" calcext:value-type="float">
            <text:p>0.616394212279294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]/[.B4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]/[.B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6]/[.B6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]/[.B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1]/[.B11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2]/[.B1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3]/[.B13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14]/[.B1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5]/[.B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6]/[.B1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18]/[.B1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9]/[.B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0]/[.B2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1]/[.B2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2]/[.B22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3]/[.B23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24]/[.B24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5]/[.B25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26]/[.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7]/[.B2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28]/[.B28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29]/[.B29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31]/[.B3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32]/[.B3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D33]/[.B33]" office:value-type="float" office:value="0.71875" calcext:value-type="float">
            <text:p>0.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4]/[.B3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35]/[.B35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6]/[.B3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37]/[.B3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8]/[.B3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9]/[.B3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]/[.B4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]/[.B4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42]/[.B4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43]/[.B4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44]/[.B4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5]/[.B4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6]/[.B4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7]/[.B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8]/[.B4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9]/[.B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0]/[.B5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51]/[.B51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2]/[.B52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3]/[.B53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4]/[.B5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55]/[.B5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6]/[.B5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57]/[.B57]" office:value-type="float" office:value="0.521739130434783" calcext:value-type="float">
            <text:p>0.5217391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8]/[.B58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59]/[.B5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60]/[.B6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D61]/[.B6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62]/[.B6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63]/[.B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64]/[.B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65]/[.B65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66]/[.B6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67]/[.B67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68]/[.B68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69]/[.B69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70]/[.B70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71]/[.B71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72]/[.B7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73]/[.B73]"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4]/[.B7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5]/[.B7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6]/[.B7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77]/[.B7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78]/[.B78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9]/[.B7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80]/[.B8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1]/[.B8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82]/[.B8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83]/[.B8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4]/[.B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85]/[.B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86]/[.B86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87]/[.B8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88]/[.B88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9]/[.B8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0]/[.B9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1]/[.B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92]/[.B92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D93]/[.B93]" office:value-type="float" office:value="0.633333333333333" calcext:value-type="float">
            <text:p>0.6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4]/[.B9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95]/[.B95]" office:value-type="float" office:value="0.566666666666667" calcext:value-type="float">
            <text:p>0.5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98]/[.B9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99]/[.B9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00]/[.B10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D101]/[.B10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02]/[.B10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[.D103]/[.B1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104]/[.B10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105]/[.B10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107]/[.B107]" office:value-type="float" office:value="0.653846153846154" calcext:value-type="float">
            <text:p>0.6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8]/[.B10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09]/[.B10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110]/[.B11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111]/[.B111]" office:value-type="float" office:value="0.80952380952381" calcext:value-type="float">
            <text:p>0.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112]/[.B11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113]/[.B113]" office:value-type="float" office:value="0.772727272727273" calcext:value-type="float">
            <text:p>0.7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114]/[.B114]" office:value-type="float" office:value="0.653846153846154" calcext:value-type="float">
            <text:p>0.6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15]/[.B115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6]/[.B116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17]/[.B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]/[.B11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120]/[.B12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21]/[.B121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22]/[.B12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123]/[.B12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24]/[.B12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5]/[.B12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26]/[.B12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27]/[.B12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9]/[.B12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30]/[.B1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31]/[.B13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133]/[.B133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34]/[.B13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35]/[.B135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36]/[.B1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37]/[.B1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38]/[.B13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39]/[.B13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40]/[.B14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41]/[.B14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D142]/[.B14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43]/[.B1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144]/[.B144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46]/[.B14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147]/[.B147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48]/[.B14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50]/[.B1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151]/[.B15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52]/[.B15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53]/[.B1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54]/[.B154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55]/[.B15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156]/[.B15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157]/[.B157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158]/[.B1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D159]/[.B159]" office:value-type="float" office:value="0.821428571428571" calcext:value-type="float">
            <text:p>0.82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160]/[.B1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61]/[.B16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62]/[.B16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63]/[.B16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64]/[.B164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65]/[.B16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66]/[.B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167]/[.B167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168]/[.B16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69]/[.B16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70]/[.B1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72]/[.B17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74]/[.B174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175]/[.B175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76]/[.B176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77]/[.B17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78]/[.B17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79]/[.B1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80]/[.B18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D181]/[.B181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82]/[.B18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183]/[.B183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85]/[.B18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86]/[.B18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87]/[.B18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88]/[.B18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89]/[.B18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90]/[.B190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91]/[.B191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93]/[.B193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94]/[.B19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95]/[.B195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96]/[.B196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97]/[.B19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98]/[.B19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99]/[.B19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00]/[.B2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01]/[.B201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02]/[.B202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D203]/[.B20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04]/[.B20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05]/[.B20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D206]/[.B206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07]/[.B20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08]/[.B2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209]/[.B209]" office:value-type="float" office:value="0.708333333333333" calcext:value-type="float">
            <text:p>0.7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210]/[.B21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11]/[.B21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2]/[.B21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D213]/[.B21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14]/[.B21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[.D215]/[.B215]" office:value-type="float" office:value="0.53125" calcext:value-type="float">
            <text:p>0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16]/[.B21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D217]/[.B217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218]/[.B218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D219]/[.B219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20]/[.B22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221]/[.B22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222]/[.B22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24]/[.B2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D225]/[.B225]" office:value-type="float" office:value="0.689655172413793" calcext:value-type="float">
            <text:p>0.689655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226]/[.B22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D227]/[.B227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228]/[.B2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29]/[.B2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30]/[.B23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31]/[.B2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232]/[.B232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35]/[.B2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236]/[.B236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237]/[.B237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38]/[.B23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239]/[.B239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40]/[.B24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41]/[.B24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3]/[.B2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244]/[.B2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45]/[.B2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46]/[.B24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247]/[.B2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48]/[.B24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9]/[.B24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250]/[.B2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51]/[.B2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52]/[.B25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253]/[.B25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54]/[.B2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55]/[.B255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D256]/[.B25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57]/[.B25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8]/[.B25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9]/[.B25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0]/[.B26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261]/[.B2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63]/[.B263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264]/[.B2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265]/[.B2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66]/[.B26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8]/[.B2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69]/[.B26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70]/[.B270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71]/[.B271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272]/[.B27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273]/[.B27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74]/[.B27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75]/[.B27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76]/[.B27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D277]/[.B277]" office:value-type="float" office:value="0.863636363636364" calcext:value-type="float">
            <text:p>0.8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79]/[.B27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80]/[.B28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282]/[.B28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83]/[.B28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284]/[.B28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85]/[.B285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86]/[.B28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87]/[.B28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88]/[.B28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289]/[.B289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290]/[.B29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91]/[.B291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92]/[.B292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93]/[.B29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294]/[.B2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95]/[.B29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97]/[.B29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8]/[.B29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299]/[.B299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D301]/[.B301]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02]/[.B3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303]/[.B303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04]/[.B3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05]/[.B30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306]/[.B30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307]/[.B30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08]/[.B30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D309]/[.B309]" office:value-type="float" office:value="0.515151515151515" calcext:value-type="float">
            <text:p>0.51515151515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10]/[.B3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11]/[.B311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12]/[.B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13]/[.B313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314]/[.B3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15]/[.B31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316]/[.B31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18]/[.B31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9]/[.B31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D320]/[.B320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D321]/[.B321]" office:value-type="float" office:value="0.419354838709677" calcext:value-type="float">
            <text:p>0.419354838709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22]/[.B3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323]/[.B323]" office:value-type="float" office:value="0.551724137931035" calcext:value-type="float">
            <text:p>0.55172413793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24]/[.B3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25]/[.B32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326]/[.B3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327]/[.B32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328]/[.B328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29]/[.B32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30]/[.B33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31]/[.B3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32]/[.B332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34]/[.B33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36]/[.B33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338]/[.B338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39]/[.B33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0]/[.B34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341]/[.B34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2]/[.B34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44]/[.B34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6]/[.B3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47]/[.B34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349]/[.B3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51]/[.B35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52]/[.B352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53]/[.B3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D354]/[.B354]" office:value-type="float" office:value="0.758620689655172" calcext:value-type="float">
            <text:p>0.758620689655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D355]/[.B355]" office:value-type="float" office:value="0.516129032258065" calcext:value-type="float">
            <text:p>0.51612903225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56]/[.B35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57]/[.B357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8]/[.B358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9]/[.B35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60]/[.B36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361]/[.B361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62]/[.B36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363]/[.B36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64]/[.B36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5]/[.B36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6]/[.B3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368]/[.B3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370]/[.B37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71]/[.B3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72]/[.B37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73]/[.B37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74]/[.B37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75]/[.B37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76]/[.B37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77]/[.B37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9]/[.B37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80]/[.B38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1]/[.B38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2]/[.B38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3]/[.B38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85]/[.B385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386]/[.B38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87]/[.B38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88]/[.B388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89]/[.B38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90]/[.B39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91]/[.B39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92]/[.B392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93]/[.B39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394]/[.B39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95]/[.B39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396]/[.B396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397]/[.B397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398]/[.B398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399]/[.B399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400]/[.B40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01]/[.B40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402]/[.B40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03]/[.B40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4]/[.B40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05]/[.B405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06]/[.B40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407]/[.B407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408]/[.B40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9]/[.B409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10]/[.B41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11]/[.B411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2]/[.B41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413]/[.B41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14]/[.B41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15]/[.B4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416]/[.B41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17]/[.B417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18]/[.B41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19]/[.B419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D420]/[.B42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21]/[.B42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2]/[.B4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23]/[.B42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24]/[.B4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25]/[.B42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26]/[.B4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27]/[.B427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428]/[.B4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29]/[.B42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0]/[.B4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32]/[.B43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33]/[.B43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34]/[.B4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35]/[.B43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6]/[.B4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37]/[.B4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39]/[.B43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440]/[.B440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441]/[.B441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442]/[.B44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43]/[.B44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44]/[.B44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45]/[.B44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446]/[.B446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47]/[.B4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48]/[.B448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50]/[.B45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451]/[.B45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453]/[.B45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54]/[.B45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55]/[.B45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6]/[.B45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457]/[.B4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58]/[.B458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59]/[.B4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60]/[.B46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461]/[.B46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62]/[.B462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63]/[.B46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64]/[.B46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65]/[.B4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66]/[.B4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467]/[.B4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68]/[.B46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D469]/[.B469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70]/[.B47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71]/[.B47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72]/[.B472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473]/[.B47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74]/[.B47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75]/[.B4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76]/[.B47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477]/[.B477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78]/[.B478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79]/[.B479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480]/[.B480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81]/[.B48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83]/[.B48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4]/[.B48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D485]/[.B485]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486]/[.B48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487]/[.B487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88]/[.B48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89]/[.B489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0]/[.B49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491]/[.B49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93]/[.B493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94]/[.B4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495]/[.B495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96]/[.B4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97]/[.B49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98]/[.B498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9]/[.B49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00]/[.B50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01]/[.B501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02]/[.B50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503]/[.B503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04]/[.B50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05]/[.B50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D506]/[.B506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507]/[.B50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08]/[.B508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09]/[.B509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10]/[.B51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511]/[.B511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12]/[.B51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13]/[.B51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14]/[.B5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516]/[.B516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517]/[.B517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518]/[.B518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19]/[.B51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521]/[.B521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22]/[.B52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23]/[.B52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524]/[.B52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25]/[.B5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D526]/[.B526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527]/[.B52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28]/[.B52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530]/[.B530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31]/[.B53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2]/[.B5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34]/[.B5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35]/[.B53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6]/[.B5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537]/[.B537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538]/[.B5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39]/[.B5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40]/[.B5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41]/[.B54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42]/[.B54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543]/[.B543]" office:value-type="float" office:value="0.739130434782609" calcext:value-type="float">
            <text:p>0.73913043478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4]/[.B54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45]/[.B54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6]/[.B54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47]/[.B5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548]/[.B5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9]/[.B5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0]/[.B55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551]/[.B551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2]/[.B55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53]/[.B55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4]/[.B55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55]/[.B55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56]/[.B55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57]/[.B5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58]/[.B55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59]/[.B559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60]/[.B56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D561]/[.B56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62]/[.B5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563]/[.B56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64]/[.B564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565]/[.B56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566]/[.B566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67]/[.B5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68]/[.B5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69]/[.B56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570]/[.B570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71]/[.B57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72]/[.B572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573]/[.B57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574]/[.B57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75]/[.B5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76]/[.B576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77]/[.B57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78]/[.B57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79]/[.B57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80]/[.B5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581]/[.B581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82]/[.B58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583]/[.B583]" office:value-type="float" office:value="0.65" calcext:value-type="float">
            <text:p>0.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5:45:41.090330570</dc:date>
    <meta:editing-duration>PT33M4S</meta:editing-duration>
    <meta:editing-cycles>1</meta:editing-cycles>
    <meta:document-statistic meta:table-count="1" meta:cell-count="2917" meta:object-count="1"/>
    <meta:generator>LibreOffice/7.5.3.2$Linux_X86_64 LibreOffice_project/67bf5ab3e8553b11738d1302ab7051a12dd8b40d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legend chart:legend-position="end" svg:x="13.329cm" svg:y="4.204cm" style:legend-expansion="high" chart:style-name="ch2"/>
        <chart:plot-area chart:style-name="ch3" table:cell-range-address="mat_split_catboost_2.E1:mat_split_catboost_2.E583" chart:data-source-has-labels="row" svg:x="0.319cm" svg:y="0.18cm" svg:width="12.691cm" svg:height="8.647cm">
          <chart:coordinate-region svg:x="1.046cm" svg:y="0.38cm" svg:width="11.68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_split_catboost_2.E2:mat_split_catboost_2.E583" chart:label-cell-address="mat_split_catboost_2.E1:mat_split_catboost_2.E1" chart:class="chart:scatter">
            <chart:data-point chart:repeated="5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_correct</text:p>
                <draw:g>
                  <svg:desc>mat_split_catboost_2.E1:mat_split_catboost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777777777778">
                <text:p>0.777777777777778</text:p>
                <draw:g>
                  <svg:desc>mat_split_catboost_2.E2:mat_split_catboost_2.E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21428571428571">
                <text:p>0.8214285714285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51724137931035">
                <text:p>0.5517241379310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18518518518519">
                <text:p>0.5185185185185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8518518518519">
                <text:p>0.5185185185185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